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6.108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4.166cm"/>
    </style:style>
    <style:style style:name="co23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dee6ef" fo:border="0.06pt solid #000000"/>
    </style:style>
    <style:style style:name="ce17" style:family="table-cell" style:parent-style-name="Default">
      <style:table-cell-properties fo:background-color="#ffa6a6" fo:border="0.06pt solid #000000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2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ackground-color="#ffa6a6" fo:border="0.06pt solid #000000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3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aspberryPi Pico 2W</text:p>
          </table:table-cell>
          <table:table-cell table:style-name="ce27" office:value-type="string" calcext:value-type="string">
            <text:p>Library:RaspberryPi_Pico_Common_Unspecified</text:p>
          </table:table-cell>
          <table:table-cell table:style-name="ce31" office:value-type="string" calcext:value-type="string">
            <text:p>KAMAMI</text:p>
          </table:table-cell>
          <table:table-cell table:style-name="ce31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Z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uzzer 5V 12mm</text:p>
          </table:table-cell>
          <table:table-cell table:style-name="ce27" office:value-type="string" calcext:value-type="string">
            <text:p>Buzzer_Beeper:Buzzer_12x9.5RM7.6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1,C2,C3,C5,C6,C7,C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u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-DIO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STBPCS2C2B</text:p>
          </table:table-cell>
          <table:table-cell table:style-name="ce27" office:value-type="string" calcext:value-type="string">
            <text:p>LED_SMD:LED_Avago_PLCC4_3.2x2.8mm_CW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MF5.0A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4,D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LED</text:p>
          </table:table-cell>
          <table:table-cell table:style-name="ce27" office:value-type="string" calcext:value-type="string">
            <text:p>LED_SMD:LED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H1,H2,H3,H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string" calcext:value-type="string">
            <text:p>MountingHole:MountingHole_3.2mm_M3_DIN965_Pad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USB_C_Receptacle_PowerOnly_6P</text:p>
          </table:table-cell>
          <table:table-cell table:style-name="ce27" office:value-type="string" calcext:value-type="string">
            <text:p>Connector_USB:USB_C_Receptacle_GCT_USB4125-xx-x_6P_TopMnt_Horizontal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ensor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CD 16x2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Mega</text:p>
          </table:table-cell>
          <table:table-cell table:style-name="ce27" office:value-type="string" calcext:value-type="string">
            <text:p>Connector_PinHeader_2.54mm:PinHeader_1x04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BUG</text:p>
          </table:table-cell>
          <table:table-cell table:style-name="ce27" office:value-type="string" calcext:value-type="string">
            <text:p>Connector_JST:JST_XH_B3B-XH-A_1x03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1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2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CAN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odbus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elay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P1,JP2,JP3,JP4,JP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Jumper_2_Bridged</text:p>
          </table:table-cell>
          <table:table-cell table:style-name="ce27" office:value-type="string" calcext:value-type="string">
            <text:p>Connector_PinHeader_2.54mm:PinHeader_1x02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L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LM18AG221SN1D</text:p>
          </table:table-cell>
          <table:table-cell table:style-name="ce27" office:value-type="string" calcext:value-type="string">
            <text:p>Inductor_SMD:L_0603_1608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-40-DIO</text:p>
          </table:table-cell>
          <table:table-cell table:style-name="ce27" office:value-type="string" calcext:value-type="string">
            <text:p>Package_TO_SOT_SMD:SOT-23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2,R3,R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5,R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5K1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<text:span text:style-name="T2">R1,</text:span>R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0,R11,R12,R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4,R1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K7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6,R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W1,SW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act Switch 6x6mm / 13mm</text:p>
          </table:table-cell>
          <table:table-cell table:style-name="ce27" office:value-type="string" calcext:value-type="string">
            <text:p>Button_Switch_THT:SW_PUSH_6mm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U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CA9306DCUR</text:p>
          </table:table-cell>
          <table:table-cell table:style-name="ce27" office:value-type="string" calcext:value-type="string">
            <text:p>Package_SO:VSSOP-8_2.3x2mm_P0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8" office:value-type="string" calcext:value-type="string">
            <text:p>Parametry</text:p>
          </table:table-cell>
          <table:table-cell table:style-name="ce28" office:value-type="string" calcext:value-type="string">
            <text:p>Ilość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Numer części</text:p>
          </table:table-cell>
          <table:table-cell table:style-name="ce28" office:value-type="string" calcext:value-type="string">
            <text:p>Obudowa</text:p>
          </table:table-cell>
          <table:table-cell table:style-name="ce28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V; 1A; 1,1V; Ir: 5uA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1N4007FLTR-SMC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ME M7-DIO SMA</text:p>
          </table:table-cell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o zmiany na tańszy</text:p>
          </table:table-cell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RS422,RS48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.7" calcext:value-type="float">
            <text:p>14,7</text:p>
          </table:table-cell>
          <table:table-cell table:style-name="ce30" office:value-type="string" calcext:value-type="string">
            <text:p>MAX3485CSA+</text:p>
          </table:table-cell>
          <table:table-cell table:style-name="ce30" office:value-type="string" calcext:value-type="string">
            <text:p>SO8</text:p>
          </table:table-cell>
          <table:table-cell table:style-name="ce30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DIP-SWITCH – 2PIN</text:p>
          </table:table-cell>
          <table:table-cell office:value-type="float" office:value="2" calcext:value-type="float">
            <text:p>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6S-2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3 PIN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6S-3102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4 PIN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A6S-4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Ch: 2; 1÷3,6VDC;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.17" calcext:value-type="float">
            <text:p>4,17</text:p>
          </table:table-cell>
          <table:table-cell table:style-name="ce30" office:value-type="string" calcext:value-type="string">
            <text:p>PCA9306DCUR</text:p>
          </table:table-cell>
          <table:table-cell table:style-name="ce30" office:value-type="string" calcext:value-type="string">
            <text:p>VSSOP8</text:p>
          </table:table-cell>
          <table:table-cell table:style-name="ce30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 office:value-type="string" calcext:value-type="string">
            <text:p>Zastąpione przez BSS138-TP w nowszych wersjach</text:p>
          </table:table-cell>
        </table:table-row>
        <table:table-row table:style-name="ro1">
          <table:table-cell table:style-name="ce30" office:value-type="string" calcext:value-type="string">
            <text:p>1Mbps; 2,7÷5,5VD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13" calcext:value-type="float">
            <text:p>17,13</text:p>
          </table:table-cell>
          <table:table-cell table:style-name="ce30" office:value-type="string" calcext:value-type="string">
            <text:p>MCP2515-I/SO</text:p>
          </table:table-cell>
          <table:table-cell table:style-name="ce30" office:value-type="string" calcext:value-type="string">
            <text:p>SO18</text:p>
          </table:table-cell>
          <table:table-cell table:style-name="ce30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35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36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5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a6s-2104-h/przelaczniki-typu-dip-switch/omron-electronic-components/" xlink:type="simple">A6S-2104-H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7"/>
        <table:table-column table:style-name="co9" table:default-cell-style-name="ce27"/>
        <table:table-column table:style-name="co15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SMD:SW_DIP_SPSTx03_Slide_Omron_A6S-310x_W8.9mm_P2.54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6S-3102-H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7"/>
        <table:table-column table:style-name="co9" table:default-cell-style-name="ce27"/>
        <table:table-column table:style-name="co17" table:default-cell-style-name="ce27"/>
        <table:table-column table:style-name="co13" table:default-cell-style-name="ce27"/>
        <table:table-column table:style-name="co18" table:default-cell-style-name="ce32"/>
        <table:table-column table:style-name="co14" table:default-cell-style-name="ce32"/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Q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ootprint</text:p>
          </table:table-cell>
          <table:table-cell table:style-name="ce26" office:value-type="string" calcext:value-type="string">
            <text:p>Shop</text:p>
          </table:table-cell>
          <table:table-cell table:style-name="ce26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FLTR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1N4007FLT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LTV-817S-TA1-C</text:p>
          </table:table-cell>
        </table:table-row>
      </table:table>
      <table:table table:name="Spis" table:style-name="ta1"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row table:style-name="ro1">
          <table:table-cell table:style-name="ce38" office:value-type="string" calcext:value-type="string">
            <text:p>Typ</text:p>
          </table:table-cell>
          <table:table-cell table:style-name="ce38" office:value-type="string" calcext:value-type="string">
            <text:p>Parametry</text:p>
          </table:table-cell>
          <table:table-cell table:style-name="ce38" office:value-type="string" calcext:value-type="string">
            <text:p>Montaż</text:p>
          </table:table-cell>
          <table:table-cell table:style-name="ce38" office:value-type="string" calcext:value-type="string">
            <text:p>Obudowa</text:p>
          </table:table-cell>
          <table:table-cell table:style-name="ce38" office:value-type="string" calcext:value-type="string">
            <text:p>Ilość</text:p>
          </table:table-cell>
        </table:table-row>
        <table:table-row table:style-name="ro1" table:visibility="filter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Gniazdo</text:p>
          </table:table-cell>
          <table:table-cell office:value-type="string" calcext:value-type="string">
            <text:p>ARK KF301 5,0mm 3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Gniazdo</text:p>
          </table:table-cell>
          <table:table-cell office:value-type="string" calcext:value-type="string">
            <text:p>ARK KF301 5,0mm 2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 table:visibility="filter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 table:visibility="filter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 table:visibility="filter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2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2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 table:visibility="filter">
          <table:table-cell table:style-name="Default" office:value-type="string" calcext:value-type="string">
            <text:p>Mikrofon</text:p>
          </table:table-cell>
          <table:table-cell table:style-name="Default" office:value-type="string" calcext:value-type="string">
            <text:p>Mikrofon 50-56dB 9/4.5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Default" office:value-type="string" calcext:value-type="string">
            <text:p>Buzzer</text:p>
          </table:table-cell>
          <table:table-cell table:style-name="Default" office:value-type="string" calcext:value-type="string">
            <text:p>Buzzer z generatorem 5V 12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ultiplekser cyfrowy</text:p>
          </table:table-cell>
          <table:table-cell table:style-name="Default" office:value-type="string" calcext:value-type="string">
            <text:p>CD4051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emultiplekser cytfrowy</text:p>
          </table:table-cell>
          <table:table-cell table:style-name="Default" office:value-type="string" calcext:value-type="string">
            <text:p>HCF4051YM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rzutnik cyfrowy</text:p>
          </table:table-cell>
          <table:table-cell table:style-name="Default" office:value-type="string" calcext:value-type="string">
            <text:p>HEF4013BT.653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operacyjny</text:p>
          </table:table-cell>
          <table:table-cell table:style-name="Default" office:value-type="string" calcext:value-type="string">
            <text:p>LM358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S-R97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river LED</text:p>
          </table:table-cell>
          <table:table-cell table:style-name="Default" office:value-type="string" calcext:value-type="string">
            <text:p>WS2811-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P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mparator</text:p>
          </table:table-cell>
          <table:table-cell table:style-name="Default" office:value-type="string" calcext:value-type="string">
            <text:p>LM393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14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A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AO3418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Potencjometr cyfrowy</text:p>
          </table:table-cell>
          <table:table-cell table:style-name="Default" office:value-type="string" calcext:value-type="string">
            <text:p>MCP4011-103E/SN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audio</text:p>
          </table:table-cell>
          <table:table-cell table:style-name="Default" office:value-type="string" calcext:value-type="string">
            <text:p>LM386MX-1/NOP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zielnik, licznik dekadowy</text:p>
          </table:table-cell>
          <table:table-cell table:style-name="Default" office:value-type="string" calcext:value-type="string">
            <text:p>CD4017BM96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rlington</text:p>
          </table:table-cell>
          <table:table-cell table:style-name="Default" office:value-type="string" calcext:value-type="string">
            <text:p>ULN2003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twornik temperatury</text:p>
          </table:table-cell>
          <table:table-cell table:style-name="Default" office:value-type="string" calcext:value-type="string">
            <text:p>MCP9700AT-E/T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ffer cyfrowy</text:p>
          </table:table-cell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MC14053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SN74LVC1G08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SN74LVC1G14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SN74AHC1G32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74AHC1G86GW.125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ultiwibrator</text:p>
          </table:table-cell>
          <table:table-cell table:style-name="Default" office:value-type="string" calcext:value-type="string">
            <text:p>CD14538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sceiver</text:p>
          </table:table-cell>
          <table:table-cell table:style-name="Default" office:value-type="string" calcext:value-type="string">
            <text:p>SN74LVC2T45DCU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jestr przesuwny cyfrowy</text:p>
          </table:table-cell>
          <table:table-cell table:style-name="Default" office:value-type="string" calcext:value-type="string">
            <text:p>SN74HC59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amięć FLASH</text:p>
          </table:table-cell>
          <table:table-cell table:style-name="Default" office:value-type="string" calcext:value-type="string">
            <text:p>AT25SF081B-SSH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L1117S33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I1117-05H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ntroler PWM</text:p>
          </table:table-cell>
          <table:table-cell table:style-name="Default" office:value-type="string" calcext:value-type="string">
            <text:p>UC2845B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nadzorujący</text:p>
          </table:table-cell>
          <table:table-cell table:style-name="Default" office:value-type="string" calcext:value-type="string">
            <text:p>5 APX803S-31SA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czasowy</text:p>
          </table:table-cell>
          <table:table-cell table:style-name="Default" office:value-type="string" calcext:value-type="string">
            <text:p>NE55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lgorytm hashujący</text:p>
          </table:table-cell>
          <table:table-cell table:style-name="Default" office:value-type="string" calcext:value-type="string">
            <text:p>ATSHA204A-SSHDA-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egar programowalny</text:p>
          </table:table-cell>
          <table:table-cell table:style-name="Default" office:value-type="string" calcext:value-type="string">
            <text:p>MC14541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NC7SB3157P6X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-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74LVC1G3157DW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36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BXT2800N10M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LGE2312-LGE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Spis.A1:Spis.E594" table:display-filter-buttons="true">
          <table:filter>
            <table:filter-and>
              <table:filter-condition table:value="SMD" table:operator="=" table:field-number="2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.00.0000</text:date>, <text:time style:data-style-name="N2" text:time-value="21:02:43.77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1-24T21:09:25.812000000</dc:date>
    <meta:editing-duration>PT11H20M7S</meta:editing-duration>
    <meta:editing-cycles>419</meta:editing-cycles>
    <meta:document-statistic meta:table-count="9" meta:cell-count="4044" meta:object-count="0"/>
  </office:meta>
</office:document-meta>
</file>